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3c9af" officeooo:paragraph-rsid="0013c9af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13c9af" officeooo:paragraph-rsid="0013c9af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8ef6f2" officeooo:paragraph-rsid="008ef6f2" style:font-size-asian="24pt" style:font-size-complex="24pt"/>
    </style:style>
    <style:style style:name="P4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253234" officeooo:paragraph-rsid="008c073c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253234" officeooo:paragraph-rsid="00317101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253234" officeooo:paragraph-rsid="0089b767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253234" officeooo:paragraph-rsid="0086697d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86697d" officeooo:paragraph-rsid="008c073c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86697d" officeooo:paragraph-rsid="0086697d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885e57" officeooo:paragraph-rsid="008c073c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885e57" officeooo:paragraph-rsid="00885e57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89b767" officeooo:paragraph-rsid="008c073c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style:text-position="0% 100%" fo:font-size="12pt" style:text-underline-style="none" fo:font-weight="normal" officeooo:rsid="0089b767" officeooo:paragraph-rsid="0089b767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officeooo:paragraph-rsid="008c073c"/>
    </style:style>
    <style:style style:name="P15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officeooo:paragraph-rsid="0089b767"/>
    </style:style>
    <style:style style:name="P16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000000" fo:font-size="12pt" officeooo:paragraph-rsid="0089b767" style:font-size-asian="12pt" style:font-size-complex="12pt"/>
    </style:style>
    <style:style style:name="P17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bd7cb5" style:text-position="0% 100%" fo:font-size="18pt" style:text-underline-style="none" fo:font-weight="bold" officeooo:rsid="00253234" officeooo:paragraph-rsid="00317101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bd7cb5" style:text-position="0% 100%" fo:font-size="18pt" style:text-underline-style="none" fo:font-weight="bold" officeooo:rsid="0086697d" officeooo:paragraph-rsid="0086697d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bd7cb5" style:text-position="0% 100%" fo:font-size="18pt" style:text-underline-style="none" fo:font-weight="bold" officeooo:rsid="0089b767" officeooo:paragraph-rsid="0089b767" style:font-size-asian="18pt" style:font-weight-asian="bold" style:font-size-complex="18pt" style:font-weight-complex="bold"/>
    </style:style>
    <style:style style:name="P20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bd7cb5" style:text-position="0% 100%" fo:font-size="12pt" style:text-underline-style="none" fo:font-weight="bold" officeooo:rsid="0089b767" officeooo:paragraph-rsid="0089b767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bd7cb5" fo:font-size="18pt" fo:font-weight="bold" officeooo:rsid="0089b767" officeooo:paragraph-rsid="0089b767" style:font-size-asian="18pt" style:font-weight-asian="bold" style:font-size-complex="18pt" style:font-weight-complex="bold"/>
    </style:style>
    <style:style style:name="P22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579835" style:text-position="0% 100%" fo:font-size="15pt" style:text-underline-style="none" fo:font-weight="bold" officeooo:rsid="008eae66" officeooo:paragraph-rsid="008eae66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579835" style:text-position="0% 100%" fo:font-size="15pt" style:text-underline-style="none" fo:font-weight="bold" officeooo:rsid="0086697d" officeooo:paragraph-rsid="0086697d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579835" style:text-position="0% 100%" fo:font-size="15pt" style:text-underline-style="none" fo:font-weight="bold" officeooo:rsid="00885e57" officeooo:paragraph-rsid="00885e57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579835" style:text-position="0% 100%" fo:font-size="15pt" style:text-underline-style="none" fo:font-weight="bold" officeooo:rsid="0089b767" officeooo:paragraph-rsid="0089b767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fo:color="#579835" style:text-position="0% 100%" fo:font-size="15pt" style:text-underline-style="none" fo:font-weight="bold" officeooo:rsid="008c073c" officeooo:paragraph-rsid="008c073c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style:text-position="0% 100%" fo:font-size="12pt" officeooo:rsid="00253234" officeooo:paragraph-rsid="0079dd95" style:font-size-asian="10.5pt" style:font-size-complex="12pt"/>
    </style:style>
    <style:style style:name="P28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style:text-position="0% 100%" fo:font-size="12pt" officeooo:rsid="00253234" officeooo:paragraph-rsid="007a702d" style:font-size-asian="10.5pt" style:font-size-complex="12pt"/>
    </style:style>
    <style:style style:name="P29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officeooo:paragraph-rsid="0089b767"/>
    </style:style>
    <style:style style:name="P30" style:family="paragraph" style:parent-style-name="Standard">
      <style:text-properties officeooo:rsid="00136815"/>
    </style:style>
    <style:style style:name="P31" style:family="paragraph" style:parent-style-name="Standard">
      <style:paragraph-properties fo:margin-top="0.101cm" fo:margin-bottom="0.101cm" loext:contextual-spacing="false" fo:line-height="100%"/>
      <style:text-properties fo:font-size="18pt" officeooo:rsid="0079dd95" officeooo:paragraph-rsid="007a702d" style:font-size-asian="18pt" style:font-size-complex="18pt"/>
    </style:style>
    <style:style style:name="P32" style:family="paragraph" style:parent-style-name="Standard">
      <style:paragraph-properties fo:margin-top="0.101cm" fo:margin-bottom="0.101cm" loext:contextual-spacing="false" fo:line-height="100%"/>
      <style:text-properties fo:font-size="18pt" officeooo:rsid="0079dd95" officeooo:paragraph-rsid="007cf6fc" style:font-size-asian="18pt" style:font-size-complex="18pt"/>
    </style:style>
    <style:style style:name="P33" style:family="paragraph" style:parent-style-name="Standard">
      <style:paragraph-properties fo:margin-top="0.101cm" fo:margin-bottom="0.101cm" loext:contextual-spacing="false" fo:line-height="100%"/>
      <style:text-properties fo:font-size="18pt" officeooo:rsid="0079dd95" officeooo:paragraph-rsid="00808da7" style:font-size-asian="18pt" style:font-size-complex="18pt"/>
    </style:style>
    <style:style style:name="P34" style:family="paragraph" style:parent-style-name="Standard">
      <style:paragraph-properties fo:margin-top="0.101cm" fo:margin-bottom="0.101cm" loext:contextual-spacing="false" fo:line-height="100%"/>
      <style:text-properties fo:color="#bd7cb5" fo:font-size="15pt" officeooo:rsid="0079dd95" officeooo:paragraph-rsid="007a702d" style:font-size-asian="15pt" style:font-size-complex="15pt"/>
    </style:style>
    <style:style style:name="P35" style:family="paragraph" style:parent-style-name="Standard">
      <style:paragraph-properties fo:margin-top="0.101cm" fo:margin-bottom="0.101cm" loext:contextual-spacing="false" fo:line-height="100%"/>
      <style:text-properties fo:color="#bd7cb5" fo:font-size="15pt" officeooo:rsid="0079dd95" officeooo:paragraph-rsid="007cf6fc" style:font-size-asian="15pt" style:font-size-complex="15pt"/>
    </style:style>
    <style:style style:name="P36" style:family="paragraph" style:parent-style-name="Standard">
      <style:paragraph-properties fo:margin-top="0.101cm" fo:margin-bottom="0.101cm" loext:contextual-spacing="false" fo:line-height="100%"/>
      <style:text-properties fo:color="#bd7cb5" fo:font-size="15pt" fo:font-weight="bold" officeooo:rsid="0079dd95" officeooo:paragraph-rsid="00808da7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top="0.101cm" fo:margin-bottom="0.101cm" loext:contextual-spacing="false" fo:line-height="100%"/>
      <style:text-properties fo:color="#ed1c24" fo:font-size="12pt" style:text-underline-style="solid" style:text-underline-width="auto" style:text-underline-color="font-color" fo:font-weight="bold" officeooo:rsid="0079dd95" officeooo:paragraph-rsid="0079dd95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margin-top="0.101cm" fo:margin-bottom="0.101cm" loext:contextual-spacing="false" fo:line-height="100%"/>
      <style:text-properties fo:color="#ed1c24" fo:font-size="12pt" style:text-underline-style="solid" style:text-underline-width="auto" style:text-underline-color="font-color" fo:font-weight="bold" officeooo:rsid="0079dd95" officeooo:paragraph-rsid="007a702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margin-top="0.101cm" fo:margin-bottom="0.101cm" loext:contextual-spacing="false" fo:line-height="100%"/>
      <style:text-properties fo:color="#ed1c24" fo:font-size="12pt" style:text-underline-style="solid" style:text-underline-width="auto" style:text-underline-color="font-color" fo:font-weight="bold" officeooo:rsid="0079dd95" officeooo:paragraph-rsid="007cf6fc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margin-top="0.101cm" fo:margin-bottom="0.101cm" loext:contextual-spacing="false" fo:line-height="100%"/>
      <style:text-properties fo:color="#ed1c24" fo:font-size="12pt" style:text-underline-style="solid" style:text-underline-width="auto" style:text-underline-color="font-color" fo:font-weight="bold" officeooo:rsid="0079dd95" officeooo:paragraph-rsid="00808da7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margin-top="0.101cm" fo:margin-bottom="0.101cm" loext:contextual-spacing="false" fo:line-height="100%"/>
      <style:text-properties fo:color="#000000" fo:font-size="12pt" officeooo:rsid="0079dd95" officeooo:paragraph-rsid="0079dd95" style:font-size-asian="10.5pt" style:font-size-complex="12pt"/>
    </style:style>
    <style:style style:name="P42" style:family="paragraph" style:parent-style-name="Standard">
      <style:paragraph-properties fo:margin-top="0.101cm" fo:margin-bottom="0.101cm" loext:contextual-spacing="false" fo:line-height="100%"/>
      <style:text-properties fo:color="#000000" fo:font-size="12pt" officeooo:rsid="0079dd95" officeooo:paragraph-rsid="007a702d" style:font-size-asian="10.5pt" style:font-size-complex="12pt"/>
    </style:style>
    <style:style style:name="P43" style:family="paragraph" style:parent-style-name="Standard">
      <style:paragraph-properties fo:margin-top="0.101cm" fo:margin-bottom="0.101cm" loext:contextual-spacing="false" fo:line-height="100%"/>
      <style:text-properties fo:color="#000000" fo:font-size="12pt" officeooo:rsid="0079dd95" officeooo:paragraph-rsid="007cf6fc" style:font-size-asian="10.5pt" style:font-size-complex="12pt"/>
    </style:style>
    <style:style style:name="P44" style:family="paragraph" style:parent-style-name="Standard">
      <style:paragraph-properties fo:margin-top="0.101cm" fo:margin-bottom="0.101cm" loext:contextual-spacing="false" fo:line-height="100%"/>
      <style:text-properties fo:color="#000000" fo:font-size="12pt" officeooo:rsid="0079dd95" officeooo:paragraph-rsid="00808da7" style:font-size-asian="10.5pt" style:font-size-complex="12pt"/>
    </style:style>
    <style:style style:name="P45" style:family="paragraph" style:parent-style-name="Standard">
      <style:paragraph-properties fo:margin-top="0.101cm" fo:margin-bottom="0.101cm" loext:contextual-spacing="false" fo:line-height="100%"/>
      <style:text-properties fo:color="#000000" fo:font-size="12pt" officeooo:rsid="007a702d" officeooo:paragraph-rsid="00808da7" style:font-size-asian="10.5pt" style:font-size-complex="12pt"/>
    </style:style>
    <style:style style:name="P46" style:family="paragraph" style:parent-style-name="Standard">
      <style:paragraph-properties fo:margin-top="0.101cm" fo:margin-bottom="0.101cm" loext:contextual-spacing="false" fo:line-height="100%"/>
      <style:text-properties fo:color="#000000" fo:font-size="12pt" officeooo:rsid="007a702d" officeooo:paragraph-rsid="007a702d" style:font-size-asian="10.5pt" style:font-size-complex="12pt"/>
    </style:style>
    <style:style style:name="P47" style:family="paragraph" style:parent-style-name="Standard">
      <style:paragraph-properties fo:margin-top="0.101cm" fo:margin-bottom="0.101cm" loext:contextual-spacing="false" fo:line-height="100%"/>
      <style:text-properties fo:color="#000000" fo:font-size="12pt" officeooo:rsid="007a702d" officeooo:paragraph-rsid="007b7e92" style:font-size-asian="10.5pt" style:font-size-complex="12pt"/>
    </style:style>
    <style:style style:name="P48" style:family="paragraph" style:parent-style-name="Standard">
      <style:paragraph-properties fo:margin-top="0.101cm" fo:margin-bottom="0.101cm" loext:contextual-spacing="false" fo:line-height="100%"/>
      <style:text-properties fo:color="#000000" fo:font-size="12pt" officeooo:rsid="007a702d" officeooo:paragraph-rsid="007cf6fc" style:font-size-asian="10.5pt" style:font-size-complex="12pt"/>
    </style:style>
    <style:style style:name="P49" style:family="paragraph" style:parent-style-name="Standard">
      <style:paragraph-properties fo:margin-top="0.101cm" fo:margin-bottom="0.101cm" loext:contextual-spacing="false" fo:line-height="100%"/>
      <style:text-properties officeooo:rsid="007a702d" officeooo:paragraph-rsid="00808da7"/>
    </style:style>
    <style:style style:name="P50" style:family="paragraph" style:parent-style-name="Table_20_Contents">
      <style:paragraph-properties fo:margin-left="0cm" fo:margin-right="0cm" fo:margin-top="0.302cm" fo:margin-bottom="0.302cm" loext:contextual-spacing="false" fo:text-indent="0cm" style:auto-text-indent="false"/>
    </style:style>
    <style:style style:name="P51" style:family="paragraph" style:parent-style-name="Table_20_Contents">
      <style:paragraph-properties fo:margin-left="0cm" fo:margin-right="0cm" fo:margin-top="0.302cm" fo:margin-bottom="0.302cm" loext:contextual-spacing="false" fo:text-align="center" style:justify-single-word="false" fo:text-indent="0cm" style:auto-text-indent="false"/>
      <style:text-properties fo:font-size="15pt" fo:font-weight="bold"/>
    </style:style>
    <style:style style:name="P52" style:family="paragraph" style:parent-style-name="Table_20_Contents">
      <style:paragraph-properties fo:margin-left="0cm" fo:margin-right="0cm" fo:margin-top="0.302cm" fo:margin-bottom="0.302cm" loext:contextual-spacing="false" fo:text-align="center" style:justify-single-word="false" fo:text-indent="0cm" style:auto-text-indent="false"/>
    </style:style>
    <style:style style:name="T1" style:family="text">
      <style:text-properties style:text-line-through-style="none" style:text-line-through-type="none" officeooo:rsid="00138c45"/>
    </style:style>
    <style:style style:name="T2" style:family="text">
      <style:text-properties style:text-line-through-style="none" style:text-line-through-type="none" officeooo:rsid="007cf6fc"/>
    </style:style>
    <style:style style:name="T3" style:family="text">
      <style:text-properties style:text-line-through-style="none" style:text-line-through-type="none" officeooo:rsid="00808da7"/>
    </style:style>
    <style:style style:name="T4" style:family="text">
      <style:text-properties fo:color="#ce181e"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T5" style:family="text">
      <style:text-properties fo:color="#ce181e" fo:font-size="18pt" style:text-underline-style="solid" style:text-underline-width="auto" style:text-underline-color="font-color" fo:font-weight="bold" officeooo:rsid="0014699e" style:font-size-asian="15.75pt" style:font-weight-asian="bold" style:font-size-complex="18pt" style:font-weight-complex="bold"/>
    </style:style>
    <style:style style:name="T6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ce181e" style:text-underline-style="solid" style:text-underline-width="auto" style:text-underline-color="font-color" fo:font-weight="bold" officeooo:rsid="0014699e" style:font-weight-asian="bold" style:font-weight-complex="bold"/>
    </style:style>
    <style:style style:name="T8" style:family="text">
      <style:text-properties fo:color="#ce181e" style:text-position="0% 100%" fo:font-size="12pt" style:text-underline-style="solid" style:text-underline-width="auto" style:text-underline-color="font-color" fo:font-weight="bold" officeooo:rsid="0021c354" style:font-size-asian="10.5pt" style:font-weight-asian="bold" style:font-size-complex="12pt" style:font-weight-complex="bold" loext:shadow="none"/>
    </style:style>
    <style:style style:name="T9" style:family="text">
      <style:text-properties fo:font-size="15pt" fo:font-weight="bold"/>
    </style:style>
    <style:style style:name="T10" style:family="text">
      <style:text-properties fo:font-size="16pt" fo:font-weight="bold"/>
    </style:style>
    <style:style style:name="T11" style:family="text">
      <style:text-properties officeooo:rsid="00270460"/>
    </style:style>
    <style:style style:name="T12" style:family="text">
      <style:text-properties style:text-position="0% 100%" fo:font-size="12pt" style:text-underline-style="none" fo:font-weight="normal" officeooo:rsid="0089b767" style:font-size-asian="12pt" style:font-weight-asian="normal" style:font-size-complex="12pt" style:font-weight-complex="normal"/>
    </style:style>
    <style:style style:name="T13" style:family="text">
      <style:text-properties style:text-position="0% 100%" fo:font-size="14pt" style:text-underline-style="none" fo:font-weight="normal" officeooo:rsid="0089b767" style:font-size-asian="10.5pt" style:font-weight-asian="normal" style:font-size-complex="12pt" style:font-weight-complex="normal"/>
    </style:style>
    <style:style style:name="T14" style:family="text">
      <style:text-properties style:text-position="0% 100%" style:text-underline-style="none"/>
    </style:style>
    <style:style style:name="T15" style:family="text">
      <style:text-properties style:text-position="0% 100%" fo:font-size="13pt" style:text-underline-style="solid" style:text-underline-width="auto" style:text-underline-color="#ed1c24" fo:font-weight="bold" officeooo:rsid="0086697d" style:font-size-asian="13pt" style:font-weight-asian="bold" style:font-size-complex="13pt" style:font-weight-complex="bold"/>
    </style:style>
    <style:style style:name="T16" style:family="text">
      <style:text-properties style:text-position="0% 100%" fo:font-size="13pt" style:text-underline-style="solid" style:text-underline-width="auto" style:text-underline-color="#ed1c24" fo:font-weight="bold" officeooo:rsid="008c073c" style:font-size-asian="13pt" style:font-weight-asian="bold" style:font-size-complex="13pt" style:font-weight-complex="bold"/>
    </style:style>
    <style:style style:name="T17" style:family="text">
      <style:text-properties fo:color="#000000" style:text-position="0% 100%" fo:font-size="12pt" style:text-underline-style="none" fo:font-weight="normal" officeooo:rsid="0089b767" style:font-size-asian="12pt" style:font-weight-asian="normal" style:font-size-complex="12pt" style:font-weight-complex="normal"/>
    </style:style>
    <style:style style:name="T18" style:family="text">
      <style:text-properties fo:color="#000000" style:text-position="0% 100%" fo:font-size="14pt" style:text-underline-style="none" fo:font-weight="normal" officeooo:rsid="0089b767" style:font-size-asian="10.5pt" style:font-weight-asian="normal" style:font-size-complex="12pt" style:font-weight-complex="normal"/>
    </style:style>
    <style:style style:name="T19" style:family="text">
      <style:text-properties fo:color="#000000" style:text-underline-style="none" fo:font-weight="normal" style:font-weight-asian="normal" style:font-weight-complex="normal"/>
    </style:style>
    <style:style style:name="T20" style:family="text">
      <style:text-properties fo:color="#000000" style:text-underline-style="none" fo:font-weight="normal" officeooo:rsid="002b19c6" style:font-weight-asian="normal" style:font-weight-complex="normal"/>
    </style:style>
    <style:style style:name="T21" style:family="text">
      <style:text-properties fo:color="#000000" style:text-underline-style="none" fo:font-weight="normal" officeooo:rsid="0028ec65" style:font-weight-asian="normal" style:font-weight-complex="normal"/>
    </style:style>
    <style:style style:name="T22" style:family="text">
      <style:text-properties fo:color="#000000" style:text-underline-style="none" fo:font-weight="normal" officeooo:rsid="007a702d" style:font-weight-asian="normal" style:font-weight-complex="normal"/>
    </style:style>
    <style:style style:name="T23" style:family="text">
      <style:text-properties fo:color="#000000" style:text-underline-style="solid" style:text-underline-width="auto" style:text-underline-color="#ed1c24" fo:font-weight="bold" style:font-weight-asian="bold" style:font-weight-complex="bold"/>
    </style:style>
    <style:style style:name="T24" style:family="text">
      <style:text-properties fo:color="#000000" style:text-underline-style="solid" style:text-underline-width="auto" style:text-underline-color="#ed1c24" fo:font-weight="bold" officeooo:rsid="0079dd95" style:font-weight-asian="bold" style:font-weight-complex="bold"/>
    </style:style>
    <style:style style:name="T25" style:family="text">
      <style:text-properties fo:color="#000000" style:text-underline-style="solid" style:text-underline-width="auto" style:text-underline-color="#ed1c24" fo:font-weight="bold" officeooo:rsid="002dfab2" style:font-weight-asian="bold" style:font-weight-complex="bold"/>
    </style:style>
    <style:style style:name="T26" style:family="text">
      <style:text-properties fo:color="#000000" style:text-underline-style="solid" style:text-underline-width="auto" style:text-underline-color="#ed1c24" fo:font-weight="normal" officeooo:rsid="002b19c6" style:font-weight-asian="normal" style:font-weight-complex="normal"/>
    </style:style>
    <style:style style:name="T27" style:family="text">
      <style:text-properties fo:color="#000000" fo:font-size="13pt" style:text-underline-style="solid" style:text-underline-width="auto" style:text-underline-color="#ed1c24" fo:font-weight="normal" style:font-size-asian="13pt" style:font-weight-asian="normal" style:font-size-complex="13pt" style:font-weight-complex="normal"/>
    </style:style>
    <style:style style:name="T28" style:family="text">
      <style:text-properties fo:color="#000000" fo:font-size="13pt" style:text-underline-style="solid" style:text-underline-width="auto" style:text-underline-color="#ed1c24" style:font-size-asian="13pt" style:font-size-complex="13pt"/>
    </style:style>
    <style:style style:name="T29" style:family="text">
      <style:text-properties fo:color="#000000" fo:font-size="13pt" style:text-underline-style="solid" style:text-underline-width="auto" style:text-underline-color="#ed1c24" officeooo:rsid="007a702d" style:font-size-asian="13pt" style:font-size-complex="13pt"/>
    </style:style>
    <style:style style:name="T30" style:family="text">
      <style:text-properties fo:color="#000000" fo:font-size="13pt" style:text-underline-style="solid" style:text-underline-width="auto" style:text-underline-color="#ed1c24" officeooo:rsid="007cf6fc" style:font-size-asian="13pt" style:font-size-complex="13pt"/>
    </style:style>
    <style:style style:name="T31" style:family="text">
      <style:text-properties fo:color="#000000" fo:font-size="13pt" style:text-underline-style="solid" style:text-underline-width="auto" style:text-underline-color="#ed1c24" officeooo:rsid="007ee74b" style:font-size-asian="13pt" style:font-size-complex="13pt"/>
    </style:style>
    <style:style style:name="T32" style:family="text">
      <style:text-properties fo:color="#000000" fo:font-size="13pt" style:text-underline-style="solid" style:text-underline-width="auto" style:text-underline-color="#ed1c24" officeooo:rsid="00808da7" style:font-size-asian="13pt" style:font-size-complex="13pt"/>
    </style:style>
    <style:style style:name="T33" style:family="text">
      <style:text-properties fo:color="#000000" style:text-underline-style="none" fo:font-weight="bold" officeooo:rsid="0079dd95" style:font-weight-asian="bold" style:font-weight-complex="bold"/>
    </style:style>
    <style:style style:name="T34" style:family="text">
      <style:text-properties fo:color="#000000" style:text-line-through-style="none" style:text-line-through-type="none" fo:font-size="12pt" officeooo:rsid="00138c45" style:font-size-asian="10.5pt" style:font-size-complex="12pt"/>
    </style:style>
    <style:style style:name="T35" style:family="text">
      <style:text-properties fo:color="#000000" style:text-line-through-style="none" style:text-line-through-type="none" fo:font-size="12pt" officeooo:rsid="00808da7" style:font-size-asian="10.5pt" style:font-size-complex="12pt"/>
    </style:style>
    <style:style style:name="T36" style:family="text">
      <style:text-properties style:text-underline-style="none"/>
    </style:style>
    <style:style style:name="T37" style:family="text">
      <style:text-properties officeooo:rsid="0079dd95"/>
    </style:style>
    <style:style style:name="T38" style:family="text">
      <style:text-properties officeooo:rsid="007a702d"/>
    </style:style>
    <style:style style:name="T39" style:family="text">
      <style:text-properties fo:color="#ed1c24" style:text-underline-style="none" fo:font-weight="bold" style:font-weight-asian="bold" style:font-weight-complex="bold"/>
    </style:style>
    <style:style style:name="T40" style:family="text">
      <style:text-properties fo:color="#bd7cb5" fo:font-weight="bold" style:font-weight-asian="bold" style:font-weight-complex="bold"/>
    </style:style>
    <style:style style:name="T41" style:family="text">
      <style:text-properties fo:color="#bd7cb5" fo:font-weight="bold" officeooo:rsid="007cf6fc" style:font-weight-asian="bold" style:font-weight-complex="bold"/>
    </style:style>
    <style:style style:name="T42" style:family="text">
      <style:text-properties fo:color="#bd7cb5" fo:font-weight="bold" officeooo:rsid="00808da7" style:font-weight-asian="bold" style:font-weight-complex="bold"/>
    </style:style>
    <style:style style:name="T43" style:family="text">
      <style:text-properties fo:color="#bd7cb5" style:text-position="0% 100%" fo:font-size="18pt" style:text-underline-style="none" fo:font-weight="bold" officeooo:rsid="0089b767" style:font-size-asian="18pt" style:font-weight-asian="bold" style:font-size-complex="18pt" style:font-weight-complex="bold"/>
    </style:style>
    <style:style style:name="T44" style:family="text">
      <style:text-properties fo:color="#bd7cb5" style:text-position="0% 100%" style:text-underline-style="none" fo:font-weight="bold" officeooo:rsid="0089b767" style:font-weight-asian="bold" style:font-weight-complex="bold"/>
    </style:style>
    <style:style style:name="T45" style:family="text">
      <style:text-properties officeooo:rsid="007b7e92"/>
    </style:style>
    <style:style style:name="T46" style:family="text">
      <style:text-properties officeooo:rsid="007cf6fc"/>
    </style:style>
    <style:style style:name="T47" style:family="text">
      <style:text-properties fo:color="#579835"/>
    </style:style>
    <style:style style:name="T48" style:family="text">
      <style:text-properties fo:color="#579835" officeooo:rsid="007a702d"/>
    </style:style>
    <style:style style:name="T49" style:family="text">
      <style:text-properties fo:color="#579835" fo:font-size="15pt" fo:font-weight="bold" style:font-size-asian="15pt" style:font-weight-asian="bold" style:font-size-complex="15pt" style:font-weight-complex="bold"/>
    </style:style>
    <style:style style:name="T50" style:family="text">
      <style:text-properties fo:color="#579835" fo:font-size="15pt" fo:font-weight="bold" officeooo:rsid="0079dd95" style:font-size-asian="15pt" style:font-weight-asian="bold" style:font-size-complex="15pt" style:font-weight-complex="bold"/>
    </style:style>
    <style:style style:name="T51" style:family="text">
      <style:text-properties fo:color="#579835" fo:font-size="15pt" fo:font-weight="bold" officeooo:rsid="007cf6fc" style:font-size-asian="15pt" style:font-weight-asian="bold" style:font-size-complex="15pt" style:font-weight-complex="bold"/>
    </style:style>
    <style:style style:name="T52" style:family="text">
      <style:text-properties fo:color="#579835" style:text-line-through-style="none" style:text-line-through-type="none" fo:font-size="15pt" fo:font-weight="bold" style:font-size-asian="15pt" style:font-weight-asian="bold" style:font-size-complex="15pt" style:font-weight-complex="bold"/>
    </style:style>
    <style:style style:name="T53" style:family="text">
      <style:text-properties fo:color="#579835" style:text-line-through-style="none" style:text-line-through-type="none" fo:font-size="15pt" fo:font-weight="bold" officeooo:rsid="007cf6fc" style:font-size-asian="15pt" style:font-weight-asian="bold" style:font-size-complex="15pt" style:font-weight-complex="bold"/>
    </style:style>
    <style:style style:name="T54" style:family="text">
      <style:text-properties fo:color="#579835" style:text-line-through-style="none" style:text-line-through-type="none" fo:font-size="15pt" fo:font-weight="bold" officeooo:rsid="0079dd95" style:font-size-asian="15pt" style:font-weight-asian="bold" style:font-size-complex="15pt" style:font-weight-complex="bold"/>
    </style:style>
    <style:style style:name="T55" style:family="text">
      <style:text-properties fo:color="#579835" officeooo:rsid="00808da7"/>
    </style:style>
    <style:style style:name="T56" style:family="text">
      <style:text-properties fo:color="#579835" fo:font-weight="bold" style:font-weight-asian="bold" style:font-weight-complex="bold"/>
    </style:style>
    <style:style style:name="T57" style:family="text">
      <style:text-properties fo:color="#579835" fo:font-weight="bold" officeooo:rsid="007a702d" style:font-weight-asian="bold" style:font-weight-complex="bold"/>
    </style:style>
    <style:style style:name="T58" style:family="text">
      <style:text-properties fo:font-size="13pt" fo:font-weight="normal" style:font-size-asian="13pt" style:font-weight-asian="normal" style:font-size-complex="13pt" style:font-weight-complex="normal"/>
    </style:style>
    <style:style style:name="T59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60" style:family="text">
      <style:text-properties fo:font-size="13pt" style:text-underline-style="solid" style:text-underline-width="auto" style:text-underline-color="#ed1c24" fo:font-weight="bold" style:font-size-asian="13pt" style:font-weight-asian="bold" style:font-size-complex="13pt" style:font-weight-complex="bold"/>
    </style:style>
    <style:style style:name="T61" style:family="text">
      <style:text-properties fo:font-size="13pt" style:text-underline-style="solid" style:text-underline-width="auto" style:text-underline-color="#ed1c24" fo:font-weight="bold" officeooo:rsid="0086697d" style:font-size-asian="13pt" style:font-weight-asian="bold" style:font-size-complex="13pt" style:font-weight-complex="bold"/>
    </style:style>
    <style:style style:name="T62" style:family="text">
      <style:text-properties fo:font-size="13pt" style:text-underline-style="solid" style:text-underline-width="auto" style:text-underline-color="#ed1c24" fo:font-weight="bold" officeooo:rsid="008c073c" style:font-size-asian="13pt" style:font-weight-asian="bold" style:font-size-complex="13pt" style:font-weight-complex="bold"/>
    </style:style>
    <style:style style:name="T63" style:family="text">
      <style:text-properties officeooo:rsid="00808da7"/>
    </style:style>
    <style:style style:name="T64" style:family="text">
      <style:text-properties officeooo:rsid="0086697d"/>
    </style:style>
    <style:style style:name="T65" style:family="text">
      <style:text-properties officeooo:rsid="008693d6"/>
    </style:style>
    <style:style style:name="T66" style:family="text">
      <style:text-properties fo:color="#ff0000" style:text-position="0% 100%" fo:font-size="14pt" style:text-underline-style="none" fo:font-weight="normal" officeooo:rsid="00253234" style:font-size-asian="10.5pt" style:font-weight-asian="normal" style:font-size-complex="12pt" style:font-weight-complex="normal"/>
    </style:style>
    <style:style style:name="T67" style:family="text">
      <style:text-properties fo:font-size="14pt" style:font-size-asian="10.5pt"/>
    </style:style>
    <style:style style:name="T68" style:family="text">
      <style:text-properties fo:font-size="14pt" officeooo:rsid="008c073c" style:font-size-asian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Descriptif Equipement</text:span><text:span text:style-name="T7">s</text:span></text:p>
      <text:p text:style-name="P3"><text:span text:style-name="T7">+ </text:span><text:span text:style-name="T6">Transmissions détaillées</text:span></text:p>
      <text:p text:style-name="P1"><text:span text:style-name="T8"/></text:p>
      <text:p text:style-name="P1"><text:span text:style-name="T8"/></text:p>
      <text:p text:style-name="P31"><text:span text:style-name="T40">Ecran :</text:span></text:p>
      <text:p text:style-name="P4">Transmission <text:span text:style-name="T37">uni</text:span>directionnelle.</text:p>
      <text:p text:style-name="P34"><text:span text:style-name="T57">Depuis → </text:span><text:span text:style-name="T56">Caméra :</text:span></text:p>
      <text:p text:style-name="P37"><text:span text:style-name="T36"><text:tab/></text:span><text:span text:style-name="T28">Transmission IP Caméra → Ecran:</text:span></text:p>
      <text:p text:style-name="P41"><text:tab/><text:tab/><text:span text:style-name="T38">¤</text:span> <text:span text:style-name="T38">Flux vidéo</text:span></text:p>
      <text:p text:style-name="P45"><text:span text:style-name="T39"><text:tab/></text:span><text:span text:style-name="T60">Chemin :</text:span><text:span text:style-name="T58"> </text:span></text:p>
      <text:p text:style-name="P46"><text:tab/><text:tab/>¤ caméra→routeur→serveur→écran</text:p>
      <text:p text:style-name="P46"><text:span text:style-name="T49">Depuis → Table</text:span><text:span text:style-name="T50">:</text:span></text:p>
      <text:p text:style-name="P38"><text:span text:style-name="T36"><text:tab/></text:span><text:span text:style-name="T28">Transmission IP </text:span><text:span text:style-name="T29">Table</text:span><text:span text:style-name="T28"> → Ecran:</text:span></text:p>
      <text:p text:style-name="P42"><text:tab/><text:tab/><text:span text:style-name="T38">¤</text:span> <text:span text:style-name="T38">pts de vie <text:s text:c="6"/>¤ pile ou face <text:s text:c="6"/>¤ dé</text:span></text:p>
      <text:p text:style-name="P45"><text:span text:style-name="T39"><text:tab/></text:span><text:span text:style-name="T60">Chemin :</text:span><text:span text:style-name="T58"> </text:span></text:p>
      <text:p text:style-name="P47"><text:tab/><text:tab/>¤ <text:span text:style-name="T45">table</text:span>→<text:span text:style-name="T1">bluetooth</text:span>→serveur→écran</text:p>
      <text:p text:style-name="P48"><text:span text:style-name="T49">Depuis → </text:span><text:span text:style-name="T51">SGBDR</text:span><text:span text:style-name="T50">:</text:span></text:p>
      <text:p text:style-name="P39"><text:span text:style-name="T36"><text:tab/></text:span><text:span text:style-name="T28">Transmission IP </text:span><text:span text:style-name="T30">SGBDR</text:span><text:span text:style-name="T28"> → Ecran:</text:span></text:p>
      <text:p text:style-name="P43"><text:tab/><text:tab/><text:span text:style-name="T38">¤</text:span> <text:span text:style-name="T46">nom Joueur</text:span></text:p>
      <text:p text:style-name="P45"><text:span text:style-name="T39"><text:tab/></text:span><text:span text:style-name="T60">Chemin :</text:span> </text:p>
      <text:p text:style-name="P48"><text:tab/><text:tab/>¤ <text:span text:style-name="T46">SGBDR</text:span>→serveur→écran</text:p>
      <text:p text:style-name="P48"/>
      <text:p text:style-name="P48"/>
      <text:p text:style-name="P32"><text:span text:style-name="T41">Site Web</text:span><text:span text:style-name="T40">:</text:span></text:p>
      <text:p text:style-name="P4">Transmission <text:span text:style-name="T37">uni</text:span>directionnelle.</text:p>
      <text:p text:style-name="P35"><text:span text:style-name="T57">Depuis → Table</text:span><text:span text:style-name="T56">:</text:span></text:p>
      <text:p text:style-name="P40"><text:span text:style-name="T36"><text:tab/></text:span><text:span text:style-name="T28">Transmission IP </text:span><text:span text:style-name="T31">Table</text:span><text:span text:style-name="T28"> → </text:span><text:span text:style-name="T32">siteWeb</text:span><text:span text:style-name="T27">:</text:span></text:p>
      <text:p text:style-name="P43"><text:tab/><text:tab/><text:span text:style-name="T38">¤</text:span> <text:span text:style-name="T38">pts de vie <text:s text:c="6"/>¤ pile ou face <text:s text:c="6"/>¤ dé</text:span></text:p>
      <text:p text:style-name="P45"><text:span text:style-name="T39"><text:tab/></text:span><text:span text:style-name="T60">Chemin :</text:span><text:span text:style-name="T59"> </text:span></text:p>
      <text:p text:style-name="P48"><text:tab/><text:tab/>¤ <text:span text:style-name="T46">table</text:span>→<text:span text:style-name="T1">bluetooth</text:span>→serveur→<text:span text:style-name="T1">siteWeb</text:span></text:p>
      <text:p text:style-name="P45"><text:span text:style-name="T52">Depuis → </text:span><text:span text:style-name="T53">SGBDR</text:span><text:span text:style-name="T54">:</text:span></text:p>
      <text:p text:style-name="P40"><text:span text:style-name="T36"><text:tab/></text:span><text:span text:style-name="T28">Transmission IP </text:span><text:span text:style-name="T30">SGBDR</text:span><text:span text:style-name="T28"> → </text:span><text:span text:style-name="T32">siteWeb</text:span><text:span text:style-name="T28">:</text:span></text:p>
      <text:p text:style-name="P44"><text:tab/><text:tab/><text:span text:style-name="T38">¤</text:span> <text:span text:style-name="T46">nom Joueur <text:s text:c="6"/>¤ prénom Joueur <text:s text:c="6"/>¤ lvl Joueur</text:span></text:p>
      <text:p text:style-name="P45"><text:span text:style-name="T39"><text:tab/></text:span><text:span text:style-name="T60">Chemin :</text:span> </text:p>
      <text:p text:style-name="P45"><text:span text:style-name="T1"><text:tab/><text:tab/>¤ </text:span><text:span text:style-name="T2">SGBDR</text:span><text:span text:style-name="T1">→serveur→siteWeb</text:span></text:p>
      <text:p text:style-name="P45"><text:soft-page-break/><text:span text:style-name="T1"/></text:p>
      <text:p text:style-name="P33"><text:span text:style-name="T42">Base de Donnée</text:span><text:span text:style-name="T40">:</text:span></text:p>
      <text:p text:style-name="P4">Transmission <text:span text:style-name="T37">uni</text:span>directionnelle.</text:p>
      <text:p text:style-name="P36"><text:span text:style-name="T48">Depuis → </text:span><text:span text:style-name="T55">site Web</text:span><text:span text:style-name="T47">:</text:span></text:p>
      <text:p text:style-name="P40"><text:span text:style-name="T36"><text:tab/></text:span><text:span text:style-name="T28">Transmission IP </text:span><text:span text:style-name="T32">siteWeb</text:span><text:span text:style-name="T28"> → </text:span><text:span text:style-name="T32">Base de Donnée</text:span><text:span text:style-name="T28">:</text:span></text:p>
      <text:p text:style-name="P44"><text:tab/><text:tab/><text:span text:style-name="T38">¤</text:span> <text:span text:style-name="T46">nom Joueur <text:s text:c="12"/>¤ prénom Joueur <text:s text:c="12"/>¤ lvl Joueur</text:span></text:p>
      <text:p text:style-name="P44"><text:tab/><text:tab/><text:span text:style-name="T63">¤ historique Joueur <text:s text:c="3"/>¤ date Tournoi <text:s text:c="16"/>¤ heure Tournoi</text:span></text:p>
      <text:p text:style-name="P44"><text:tab/><text:tab/><text:span text:style-name="T63">¤ nb Joueur Max <text:s text:c="7"/>¤ nom Tournoi</text:span></text:p>
      <text:p text:style-name="P45"><text:span text:style-name="T39"><text:tab/></text:span><text:span text:style-name="T60">Chemin :</text:span><text:span text:style-name="T59"> </text:span></text:p>
      <text:p text:style-name="P49"><text:span text:style-name="T34"><text:tab/><text:tab/>¤ </text:span><text:span text:style-name="T35">siteWeb</text:span><text:span text:style-name="T34">→serveur→</text:span><text:span text:style-name="T35">Base de Données</text:span></text:p>
      <text:p text:style-name="P49"><text:span text:style-name="T35"/></text:p>
      <text:p text:style-name="P49"><text:span text:style-name="T35"/></text:p>
      <text:p text:style-name="P17">Serveur / <text:span text:style-name="T11">T</text:span>able :</text:p>
      <text:p text:style-name="P5">Transmission <text:span text:style-name="T37">uni</text:span>directionnelle.</text:p>
      <text:p text:style-name="P22">Depuis table :</text:p>
      <text:p text:style-name="P27"><text:span text:style-name="T33"><text:tab/></text:span><text:span text:style-name="T24">T</text:span><text:span text:style-name="T23">ransmission Bluetooth </text:span><text:span text:style-name="T24">Table </text:span><text:span text:style-name="T25">→</text:span><text:span text:style-name="T24">Serveur</text:span><text:span text:style-name="T23">:</text:span><text:span text:style-name="T26"><text:tab/></text:span><text:span text:style-name="T20"><text:tab/></text:span></text:p>
      <text:p text:style-name="P28"><text:span text:style-name="T19"><text:tab/><text:tab/></text:span><text:span text:style-name="T22">¤</text:span><text:span text:style-name="T19"> </text:span><text:span text:style-name="T21">pile-face <text:s text:c="5"/></text:span><text:span text:style-name="T22">¤</text:span><text:span text:style-name="T19"> </text:span><text:span text:style-name="T21">résultat dé <text:s text:c="5"/></text:span><text:span text:style-name="T22">¤</text:span><text:span text:style-name="T19"> </text:span><text:span text:style-name="T21">point de vie du joueur</text:span></text:p>
      <text:p text:style-name="P28"><text:span text:style-name="T21"/></text:p>
      <text:p text:style-name="P28"><text:span text:style-name="T21"/></text:p>
      <text:p text:style-name="P18">Carte ARDUINO :</text:p>
      <text:p text:style-name="P6">Liaison unidirectionnelle .</text:p>
      <text:p text:style-name="P23">Depuis capteur-infrarouge :</text:p>
      <text:p text:style-name="P7"><text:tab/><text:span text:style-name="T61">Transmission I2C capteur infra-rouge  → carte arduino :</text:span></text:p>
      <text:p text:style-name="P7"><text:tab/><text:tab/><text:span text:style-name="T64">¤ présence ou non de carte</text:span></text:p>
      <text:p text:style-name="P23">Depuis Clavier :</text:p>
      <text:p text:style-name="P8"><text:tab/><text:span text:style-name="T60">Transmission I2C </text:span><text:span text:style-name="T62">clavier</text:span><text:span text:style-name="T60">  → carte arduino :</text:span></text:p>
      <text:p text:style-name="P9"><text:tab/><text:tab/>¤ opération(s) <text:span text:style-name="T65">à effectuer</text:span></text:p>
      <text:p text:style-name="P24">Depuis Bouton-Poussoir :</text:p>
      <text:p text:style-name="P10"><text:tab/><text:span text:style-name="T61">Transmission </text:span><text:span text:style-name="T62">Serie bouton</text:span><text:span text:style-name="T61">→ carte arduino :</text:span></text:p>
      <text:p text:style-name="P11"><text:tab/><text:tab/>¤ lancé aléatoire (dé / pf)</text:p>
      <text:p text:style-name="P11"/>
      <text:p text:style-name="P11"/>
      <text:p text:style-name="P19">Afficheur :</text:p>
      <text:p text:style-name="P6">Liaison unidirectionnelle .</text:p>
      <text:p text:style-name="P25">Depuis carte arduino :</text:p>
      <text:p text:style-name="P12"><text:tab/><text:span text:style-name="T61">Transmission I2C </text:span><text:span text:style-name="T62">carte arduino</text:span><text:span text:style-name="T61">  → </text:span><text:span text:style-name="T62">afficheur</text:span><text:span text:style-name="T61"> :</text:span></text:p>
      <text:p text:style-name="P13"><text:tab/><text:tab/>¤ afficher pdv</text:p>
      <text:p text:style-name="P13"><text:soft-page-break/></text:p>
      <text:p text:style-name="P19">Led RGB :</text:p>
      <text:p text:style-name="P6">Liaison unidirectionnelle .</text:p>
      <text:p text:style-name="P25">Depuis carte arduino :</text:p>
      <text:p text:style-name="P14"><text:span text:style-name="T12"><text:tab/></text:span><text:span text:style-name="T15">Transmission </text:span><text:span text:style-name="T16">neopixel</text:span><text:span text:style-name="T15"> </text:span><text:span text:style-name="T16">carte arduino</text:span><text:span text:style-name="T15">→ </text:span><text:span text:style-name="T16">Led RGB</text:span><text:span text:style-name="T15"> :</text:span></text:p>
      <text:p text:style-name="P15"><text:span text:style-name="T66"><text:tab/><text:tab/></text:span><text:span text:style-name="T12">¤ allumer Led</text:span></text:p>
      <text:p text:style-name="P16"><text:span text:style-name="T44"/></text:p>
      <text:p text:style-name="P16"><text:span text:style-name="T44"/></text:p>
      <text:p text:style-name="P21"><text:span text:style-name="T14">Module Bluetooth :</text:span></text:p>
      <text:p text:style-name="P6">Liaison unidirectionnelle .</text:p>
      <text:p text:style-name="P25">Depuis carte arduino :</text:p>
      <text:p text:style-name="P12"><text:span text:style-name="T67"><text:tab/></text:span><text:span text:style-name="T61">Transmission </text:span><text:span text:style-name="T62">Serie carte arduino</text:span><text:span text:style-name="T61"> → </text:span><text:span text:style-name="T62">bluetooth</text:span><text:span text:style-name="T61"> :</text:span></text:p>
      <text:p text:style-name="P13"><text:span text:style-name="T67"><text:tab/><text:tab/></text:span>¤ pdv <text:s text:c="6"/>¤ dé <text:s text:c="5"/>¤ pf</text:p>
      <text:p text:style-name="P20"/>
      <text:p text:style-name="P20"/>
      <text:p text:style-name="P19">Led (dé / pf) :</text:p>
      <text:p text:style-name="P6">Liaison unidirectionnelle .</text:p>
      <text:p text:style-name="P26">Depuis carte arduino :</text:p>
      <text:p text:style-name="P12"><text:span text:style-name="T67"><text:tab/></text:span><text:span text:style-name="T61">Transmission </text:span><text:span text:style-name="T62">Serie carte arduino</text:span><text:span text:style-name="T61">  → </text:span><text:span text:style-name="T62">Led</text:span><text:span text:style-name="T61"> :</text:span></text:p>
      <text:p text:style-name="P29"><text:span text:style-name="T18"><text:tab/><text:tab/></text:span><text:span text:style-name="T17">¤ allumer led corresponda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3:57:21.328000000</meta:creation-date>
    <dc:date>2020-01-14T17:07:46.979000000</dc:date>
    <meta:editing-duration>PT1H57M28S</meta:editing-duration>
    <meta:editing-cycles>49</meta:editing-cycles>
    <meta:generator>LibreOffice/6.0.6.2$Windows_X86_64 LibreOffice_project/0c292870b25a325b5ed35f6b45599d2ea4458e77</meta:generator>
    <meta:document-statistic meta:table-count="0" meta:image-count="0" meta:object-count="0" meta:page-count="3" meta:paragraph-count="76" meta:word-count="317" meta:character-count="2085" meta:non-whitespace-character-count="1661"/>
  </office:meta>
</office:document-meta>
</file>